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20.00pt" fo:font-weight="bold" fo:font-family="Calibri" style:font-family-asian="Calibri" style:font-family-complex="Calibri" fo:background-color="transparent" style:use-window-font-color="true"/>
    </style:style>
    <style:style style:name="T4" style:family="text">
      <style:text-properties fo:font-size="16.00pt" fo:font-weight="normal" fo:font-family="Calibri" style:font-family-asian="Calibri" style:font-family-complex="Calibri" fo:background-color="transparent" style:use-window-font-color="true"/>
    </style:style>
    <style:style style:name="T5" style:family="text">
      <style:text-properties fo:font-size="14.00pt" fo:font-weight="normal" fo:font-family="Calibri" style:font-family-asian="Calibri" style:font-family-complex="Calibri" fo:background-color="transparent" style:use-window-font-color="true"/>
    </style:style>
    <style:style style:name="T6" style:family="text">
      <style:text-properties fo:font-size="20.00pt" fo:font-weight="bold"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Content</text:span><text:span text:style-name="T2"/></text:p>
      <text:p text:style-name="P1"><text:span text:style-name="T2"/></text:p>
      <text:p text:style-name="P1"><text:span text:style-name="T2">The Murder Accountability Project is the most complete database of homicides in the United States currently available. This dataset includes murders from the FBI's Supplementary Homicide Report from 1976 to the present and Freedom of Information Act data on more than 22,000 homicides that were not reported to the Justice Department. This dataset includes the age, race, sex, ethnicity of victims and perpetrators, in addition to the relationship between the victim and perpetrator and weapon used.</text:span></text:p>
      <text:p text:style-name="P1"><text:span text:style-name="T2"/></text:p>
      <text:p text:style-name="P1"><text:span text:style-name="T3">Description</text:span></text:p>
      <text:p text:style-name="P1"><text:span text:style-name="T4">## 'data.frame':<text:s text:c="4"/>638454 obs. of<text:s text:c="2"/>24 variables:</text:span></text:p>
      <text:p text:style-name="P1"><text:span text:style-name="T4"><text:s/></text:span><text:span text:style-name="T5">$ Record.ID<text:s text:c="12"/>: int<text:s text:c="2"/>1 2 3 4 5 6 7 8 9 10 ...</text:span></text:p>
      <text:p text:style-name="P1"><text:span text:style-name="T5"><text:s/>$ Agency.Code<text:s text:c="10"/>: Factor w/ 12003 levels "AK00101","AK00102",..: 1 1 1 1 1 1 1 1 1 1 ...</text:span></text:p>
      <text:p text:style-name="P1"><text:span text:style-name="T5"><text:s/>$ Agency.Name<text:s text:c="10"/>: Factor w/ 9216 levels "Abbeville","Abbeville County",..: 150 150 150 150 150 150 150 150 150 150 ...</text:span></text:p>
      <text:p text:style-name="P1"><text:span text:style-name="T5"><text:s/>$ Agency.Type<text:s text:c="10"/>: Factor w/ 7 levels "County Police",..: 2 2 2 2 2 2 2 2 2 2 ...</text:span></text:p>
      <text:p text:style-name="P1"><text:span text:style-name="T5"><text:s/>$ City<text:s text:c="17"/>: Factor w/ 1782 levels "Abbeville","Acadia",..: 36 36 36 36 36 36 36 36 36 36 ...</text:span></text:p>
      <text:p text:style-name="P1"><text:span text:style-name="T5"><text:s/>$ State<text:s text:c="16"/>: chr<text:s text:c="2"/>"AK" "AK" "AK" "AK" ...</text:span></text:p>
      <text:p text:style-name="P1"><text:span text:style-name="T5"><text:s/>$ Year<text:s text:c="17"/>: int<text:s text:c="2"/>1980 1980 1980 1980 1980 1980 1980 1980 1980 1980 ...</text:span></text:p>
      <text:p text:style-name="P1"><text:span text:style-name="T5"><text:s/>$ Month<text:s text:c="16"/>: Factor w/ 12 levels "April","August",..: 5 8 8 1 1 9 9 7 7 7 ...</text:span></text:p>
      <text:p text:style-name="P1"><text:span text:style-name="T5"><text:s/>$ Incident<text:s text:c="13"/>: int<text:s text:c="2"/>1 1 2 1 2 1 2 1 2 3 ...</text:span></text:p>
      <text:p text:style-name="P1"><text:span text:style-name="T5"><text:s/>$ Crime.Type<text:s text:c="11"/>: Factor w/ 2 levels "Manslaughter by Negligence",..: 2 2 2 2 2 2 2 2 2 2 ...</text:span></text:p>
      <text:p text:style-name="P1"><text:span text:style-name="T5"><text:s/>$ Crime.Solved<text:s text:c="9"/>: Factor w/ 2 levels "No","Yes": 2 2 1 2 1 2 2 2 1 2 ...</text:span></text:p>
      <text:p text:style-name="P1"><text:span text:style-name="T5"><text:s/>$ Victim.Sex<text:s text:c="11"/>: Factor w/ 3 levels "Female","Male",..: 2 2 1 2 1 2 1 1 2 2 ...</text:span></text:p>
      <text:p text:style-name="P1"><text:span text:style-name="T5"><text:s/>$ Victim.Age<text:s text:c="11"/>: num<text:s text:c="2"/>14 43 30 43 30 30 42 99 32 38 ...</text:span></text:p>
      <text:p text:style-name="P1"><text:span text:style-name="T5"><text:s/>$ Victim.Race<text:s text:c="10"/>: Factor w/ 5 levels "Asian/Pacific Islander",..: 3 5 3 5 3 5 3 5 5 5 ...</text:span></text:p>
      <text:p text:style-name="P1"><text:span text:style-name="T5"><text:s/>$ Victim.Ethnicity<text:s text:c="5"/>: Factor w/ 3 levels "Hispanic","Not Hispanic",..: 3 3 3 3 3 3 3 3 3 3 ...</text:span></text:p>
      <text:p text:style-name="P1"><text:span text:style-name="T5"><text:s/>$ Perpetrator.Sex<text:s text:c="6"/>: Factor w/ 3 levels "Female","Male",..: 2 2 3 2 3 2 2 2 3 2 ...</text:span></text:p>
      <text:p text:style-name="P1"><text:span text:style-name="T5"><text:s/>$ Perpetrator.Age<text:s text:c="6"/>: num<text:s text:c="2"/>15 42 NA 42 NA 36 27 35 NA 40 ...</text:span></text:p>
      <text:p text:style-name="P1"><text:span text:style-name="T5"><text:s/>$ Perpetrator.Race<text:s text:c="5"/>: Factor w/ 5 levels "Asian/Pacific Islander",..: 3 5 4 5 4 5 2 5 4 4 ...</text:span></text:p>
      <text:p text:style-name="P1"><text:span text:style-name="T5"><text:s/>$ Perpetrator.Ethnicity: Factor w/ 3 levels "Hispanic","Not Hispanic",..: 3 3 3 3 3 3 3 3 3 3 ...</text:span></text:p>
      <text:p text:style-name="P1"><text:span text:style-name="T5"><text:s/>$ Relationship<text:s text:c="9"/>: Factor w/ 28 levels "Acquaintance",..: 1 1 27 1 27 1 28 28 27 27 ...</text:span></text:p>
      <text:p text:style-name="P1"><text:span text:style-name="T5"><text:s/>$ Weapon<text:s text:c="15"/>: chr<text:s text:c="2"/>"Blunt Object" "Strangulation" "Unknown" "Strangulation" ...</text:span></text:p>
      <text:p text:style-name="P1"><text:span text:style-name="T5"><text:s/>$ Victim.Count<text:s text:c="9"/>: int<text:s text:c="2"/>0 0 0 0 0 0 0 0 0 0 ...</text:span></text:p>
      <text:p text:style-name="P1"><text:span text:style-name="T5"><text:s/>$ Perpetrator.Count<text:s text:c="4"/>: int<text:s text:c="2"/>0 0 0 0 1 0 0 0 0 1 ...</text:span></text:p>
      <text:p text:style-name="P1"><text:span text:style-name="T5"><text:s/>$ Record.Source<text:s text:c="8"/>: Factor w/ 2 levels "FBI","FOIA": 1 1 1 1 1 1 1 1 1 1 ...</text:span></text:p>
      <text:p text:style-name="P1"><text:span text:style-name="T6">Acknowledgements</text:span><text:span text:style-name="T7"/></text:p>
      <text:p text:style-name="P1"><text:span text:style-name="T7"/></text:p>
      <text:p text:style-name="P1"><text:span text:style-name="T7">The data was compiled and made available by the Murder Accountability Project, founded by Thomas Hargrov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